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E00005BAB0000155571BC5D85B132442C.wmf" manifest:media-type="image/x-wmf"/>
  <manifest:file-entry manifest:full-path="Pictures/200000B500001555000015556B4C4A5A0F1242DE.wmf" manifest:media-type="image/x-wm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19cm" fo:min-width="13.65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5" style:family="paragraph">
      <style:paragraph-properties fo:margin-top="0.212cm" fo:margin-bottom="0cm" fo:line-height="100%" fo:text-align="center" style:punctuation-wrap="hanging" style:writing-mode="lr-tb"/>
    </style:style>
    <style:style style:name="P6" style:family="paragraph">
      <loext:graphic-properties draw:fill="none"/>
      <style:paragraph-properties fo:margin-top="0.212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7" style:family="paragraph">
      <loext:graphic-properties draw:fill-color="#ffffff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P12" style:family="paragraph">
      <style:text-properties style:font-name="Arial3" fo:font-size="32pt" style:font-size-asian="32pt" style:font-size-complex="32pt"/>
    </style:style>
    <style:style style:name="P13" style:family="paragraph">
      <loext:graphic-properties draw:fill="none" draw:fill-color="#ffffff"/>
      <style:text-properties style:font-name="Arial3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3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Geneva3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Geneva3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Geneva3" style:font-size-complex="12pt" style:font-style-complex="normal" style:font-weight-complex="normal"/>
    </style:style>
    <style:style style:name="T7" style:family="text">
      <style:text-properties style:font-name="Arial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Vortragstitel</text:span></text:p>
          </draw:text-box>
        </draw:frame>
        <draw:frame draw:name="Untertitel 2" presentation:style-name="pr2" draw:text-style-name="P4" draw:layer="layout" svg:width="19.599cm" svg:height="2.092cm" svg:x="4.783cm" svg:y="5.436cm" presentation:class="subtitle" presentation:user-transformed="true">
          <draw:text-box>
            <text:p text:style-name="P3"><text:span text:style-name="T2">Aaron Spring</text:span></text:p>
          </draw:text-box>
        </draw:frame>
        <draw:custom-shape draw:name="Untertitel 2" draw:style-name="gr1" draw:text-style-name="P6" draw:layer="layout" svg:width="19.599cm" svg:height="2.974cm" svg:x="4.783cm" svg:y="9.625cm">
          <text:p text:style-name="P5"><text:span text:style-name="T3">Max-Planck-Institut für Meteorologie</text:span><text:span text:style-name="T3"><text:line-break/></text:span><text:span text:style-name="T3">Ham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3" presentation:style-name="pr4" draw:text-style-name="P2" draw:layer="layout" svg:width="25.433cm" svg:height="2.624cm" svg:x="1.166cm" svg:y="0.63cm" presentation:class="title" presentation:user-transformed="true">
          <draw:text-box>
            <text:p/>
          </draw:text-box>
        </draw:frame>
        <draw:frame draw:name="Inhaltsplatzhalter 4" presentation:style-name="pr5" draw:text-style-name="P9" draw:layer="layout" svg:width="25.433cm" svg:height="10.393cm" svg:x="1.166cm" svg:y="3.675cm" presentation:class="outline" presentation:user-transformed="true">
          <draw:text-box>
            <text:list text:style-name="L2">
              <text:list-item>
                <text:p text:style-name="P8"><text:span text:style-name="T4">Text</text:span></text:p>
              </text:list-item>
            </text:list>
          </draw:text-box>
        </draw:frame>
        <draw:custom-shape draw:name="Textfeld 3" draw:style-name="gr3" draw:text-style-name="P11" draw:layer="layout" svg:width="14.15cm" svg:height="0.768cm" svg:x="5.6cm" svg:y="14.63cm">
          <text:p text:style-name="P10"><text:span text:style-name="T5">Untertitel 1</text:span><text:span text:style-name="T6"> • Untertitel 2 • Untertitel 3 • Untertitel 4 • Untertitel 5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5.25cm" svg:height="1.517cm" svg:x="1.166cm" svg:y="0.762cm">
          <draw:text-box>
            <text:p text:style-name="P12"><text:span text:style-name="T7">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edf8f6" draw:textarea-vertical-align="middle" draw:auto-grow-height="false" draw:fit-to-size="false" fo:min-height="0.99cm" fo:min-width="27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df8f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1" style:font-size-asian="44pt" style:font-style-asian="normal" style:font-weight-asian="bold" style:font-name-complex="Arial1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Geneva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Geneva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Genev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Geneva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1.102cm" svg:height="0.827cm" svg:x="0.383cm" svg:y="14.721cm">
        <draw:image xlink:href="Pictures/200000B500001555000015556B4C4A5A0F1242DE.wmf" xlink:type="simple" xlink:show="embed" xlink:actuate="onLoad">
          <text:p/>
        </draw:image>
      </draw:frame>
      <draw:frame draw:name="Bild 5" draw:style-name="Mgr4" draw:text-style-name="MP6" draw:layer="backgroundobjects" svg:width="4.705cm" svg:height="0.827cm" svg:x="22.954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1" draw:text-style-name="MP8" draw:layer="backgroundobjects" svg:width="23.799cm" svg:height="3.375cm" svg:x="2.1cm" svg:y="4.892cm" presentation:class="title" presentation:user-transformed="true">
        <draw:text-box>
          <text:p text:style-name="MP7"><text:span text:style-name="MT2">Mastertitelformat bearbeiten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4.705cm" svg:height="0.827cm" svg:x="0.383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4" draw:text-style-name="MP8" draw:layer="backgroundobjects" svg:width="25.433cm" svg:height="2.624cm" svg:x="1.166cm" svg:y="0.63cm" presentation:class="title" presentation:user-transformed="true">
        <draw:text-box>
          <text:p text:style-name="MP7"><text:span text:style-name="MT2">Mastertitelformat bearbeiten</text:span></text:p>
        </draw:text-box>
      </draw:frame>
      <draw:frame draw:name="Inhaltsplatzhalter 2" presentation:style-name="Mpr5" draw:text-style-name="MP11" draw:layer="backgroundobjects" svg:width="25.433cm" svg:height="10.393cm" svg:x="1.166cm" svg:y="3.67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Mastertextformat 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</dc:title>
    <meta:initial-creator>Norbert P. Noreiks</meta:initial-creator>
    <meta:editing-cycles>49</meta:editing-cycles>
    <meta:print-date>2009-09-23T16:02:23</meta:print-date>
    <meta:creation-date>2009-09-23T15:10:23</meta:creation-date>
    <dc:date>2017-02-21T16:29:13.292200238</dc:date>
    <meta:editing-duration>PT5M19S</meta:editing-duration>
    <meta:generator>LibreOffice/5.1.5.2$Linux_X86_64 LibreOffice_project/7a864d8825610a8c07cfc3bc01dd4fce6a9447e5</meta:generator>
    <meta:document-statistic meta:object-count="42"/>
    <meta:user-defined meta:name="AppVersion">14.0000</meta:user-defined>
    <meta:user-defined meta:name="Company">MPI für Meteorolog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